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8mm"/>
    </style:style>
    <style:style style:name="co2" style:family="table-column">
      <style:table-column-properties fo:break-before="auto" style:column-width="112.57mm"/>
    </style:style>
    <style:style style:name="co3" style:family="table-column">
      <style:table-column-properties fo:break-before="auto" style:column-width="140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UBSERVICIO</text:p>
          </table:table-cell>
        </table:table-row>
        <table:table-row table:style-name="ro1">
          <table:table-cell office:value-type="string" calcext:value-type="string">
            <text:p>Buzón de propuestas y Quejas</text:p>
          </table:table-cell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Quej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gerencias / Mejoras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(vacío)</text:p>
          </table:table-cell>
          <table:table-cell office:value-type="string" calcext:value-type="string">
            <text:p>Cámaras de la guardería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IAAP, Sistemas e Información</text:p>
          </table:table-cell>
          <table:table-cell office:value-type="string" calcext:value-type="string">
            <text:p>Formación - <text:s/>Jorn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  <table:table-cell office:value-type="string" calcext:value-type="string">
            <text:p>Aplicaciones de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 office:value-type="string" calcext:value-type="string">
            <text:p>Certificados digi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 office:value-type="string" calcext:value-type="string">
            <text:p>Activos Fijos- Contabilidad Patrimon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ltas gener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ARE (Aplicación de Remisión Electrón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Otros procedimientos de Remis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Portal BO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Remisión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– 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– Problema de conex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 Electrónica – Aplicación PU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Incompatibilidad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Libro de Sugerencias y Reclam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Plataforma RDA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ión so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(vacío)</text:p>
          </table:table-cell>
          <table:table-cell office:value-type="string" calcext:value-type="string">
            <text:p>Cámaras de la guardería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IAAP, Sistemas e Información</text:p>
          </table:table-cell>
          <table:table-cell office:value-type="string" calcext:value-type="string">
            <text:p>Formación - <text:s/>Jorn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. - Zona de descargas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  <table:table-cell office:value-type="string" calcext:value-type="string">
            <text:p>Aplicaciones de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 office:value-type="string" calcext:value-type="string">
            <text:p>Almacenami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Trans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(Transief, Pasarela, Editra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 office:value-type="string" calcext:value-type="string">
            <text:p>Certificados digi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Subsistema Ciudadanía - IGA-JdA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CONSUMO R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 office:value-type="string" calcext:value-type="string">
            <text:p>Activos Fijos- Contabilidad Patrimon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ARE (Aplicación de Remisión Electrón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Generación y Publicación del BOJA Electrón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Otros procedimientos de Remis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Portal BO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Remisión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– Problema de conex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 Electrónica – Aplicación PU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Libro de Sugerencias y Reclam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Plataforma RDA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ión so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(vacío)</text:p>
          </table:table-cell>
          <table:table-cell office:value-type="string" calcext:value-type="string">
            <text:p>Cámaras de la guardería</text:p>
          </table:table-cell>
        </table:table-row>
        <table:table-row table:style-name="ro1">
          <table:table-cell/>
          <table:table-cell office:value-type="string" calcext:value-type="string">
            <text:p>Accesos al y desde el exterior de la Consejería e Internet</text:p>
          </table:table-cell>
          <table:table-cell office:value-type="string" calcext:value-type="string">
            <text:p>Acceso desde el exterior a recursos de la 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os a Internet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cios o Sit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ia para apl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d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 office:value-type="string" calcext:value-type="string">
            <text:p>No aplica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 office:value-type="string" calcext:value-type="string">
            <text:p>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anet/Extranet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 Por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del Empleado Público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 office:value-type="string" calcext:value-type="string">
            <text:p>Escán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d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ctor de tarjeta criptográf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avanz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encia de software bás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oria U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de estación multiu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aulas y salas de DD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otras aulas y salas de SS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a y preparación de sala de 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éfono móvil</text:p>
          </table:table-cell>
        </table:table-row>
        <table:table-row table:style-name="ro1">
          <table:table-cell/>
          <table:table-cell office:value-type="string" calcext:value-type="string">
            <text:p>Puesto de trabajo y servicios básicos</text:p>
          </table:table-cell>
          <table:table-cell office:value-type="string" calcext:value-type="string">
            <text:p>Accesori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de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Al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Buzón de corr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Cuenta de corr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Lista de corr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todia de soportes electró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bación de información en soportes electrón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irada de dispositivo informá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lefonía móvil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  <table:table-cell office:value-type="string" calcext:value-type="string">
            <text:p>Carpetas de 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 office:value-type="string" calcext:value-type="string">
            <text:p>Almacenami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 office:value-type="string" calcext:value-type="string">
            <text:p>Certificados digit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Presentación Electrónica General</text:p>
          </table:table-cell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lotación de datos SUR</text:p>
          </table:table-cell>
        </table:table-row>
        <table:table-row table:style-name="ro1">
          <table:table-cell/>
          <table:table-cell office:value-type="string" calcext:value-type="string">
            <text:p>SI CEIS ( Centro de Información y Servicios) </text:p>
          </table:table-cell>
          <table:table-cell office:value-type="string" calcext:value-type="string">
            <text:p>Subsistema Ciudadanía - CIYAT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GA-JdA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- INFOV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CIYAT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 – IGA-JdA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iudadanía- SIAC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- CEIS (Sieb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oporte – CEIS (Herramienta Analít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Usuarios – CEIS (Herramienta Analítica)</text:p>
          </table:table-cell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bunal Administrativo de Recursos Contractuales (TARCJA)</text:p>
          </table:table-cell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 office:value-type="string" calcext:value-type="string">
            <text:p>Activos Fijos- Contabilidad Patrimon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usuarios - Modificación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 - Otros</text:p>
          </table:table-cell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spasos</text:p>
          </table:table-cell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 office:value-type="string" calcext:value-type="string">
            <text:p>Acce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- ARE (Aplicación de Remisión Electróni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JA – eCO Remisión Electró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paña Renta - Desbloqueo de contraseñ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IPD</text:p>
          </table:table-cell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 office:value-type="string" calcext:value-type="string">
            <text:p>Acción soc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tuaciones de personal/Gestión de Actos Administrativos</text:p>
          </table:table-cell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 office:value-type="string" calcext:value-type="string">
            <text:p>Accesos y Permis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istema Valoración de Bienes y Derech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2:25:17.8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8:45:21.986000000</meta:creation-date>
    <dc:date>2015-08-19T12:38:21.952000000</dc:date>
    <meta:editing-duration>PT15M36S</meta:editing-duration>
    <meta:editing-cycles>2</meta:editing-cycles>
    <meta:generator>LibreOffice/4.4.1.2$Windows_x86 LibreOffice_project/45e2de17089c24a1fa810c8f975a7171ba4cd432</meta:generator>
    <meta:document-statistic meta:table-count="1" meta:cell-count="805" meta:object-count="0"/>
  </office:meta>
</office:document-meta>
</file>